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3F300000A075242208C.svm"/>
  <manifest:file-entry manifest:media-type="" manifest:full-path="Pictures/2000000700001232000011C88318A0D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s" svg:font-family="Cous"/>
    <style:font-face style:name="Mangal1" svg:font-family="Mangal"/>
    <style:font-face style:name="Segoe UI1" svg:font-family="'Segoe UI'"/>
    <style:font-face style:name="Tahoma" svg:font-family="Tahoma, 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style:text-autospace="none"/>
      <style:text-properties style:font-name="Courier New1" fo:font-size="9pt" style:font-size-asian="9pt" style:font-size-complex="9pt"/>
    </style:style>
    <style:style style:name="P10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1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2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3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</style:style>
    <style:style style:name="P14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15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16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7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18" style:family="paragraph" style:parent-style-name="List_20_Paragraph">
      <style:paragraph-properties fo:margin-left="1.251cm" fo:margin-right="0cm" fo:line-height="150%" fo:text-align="center" style:justify-single-word="false" fo:text-indent="1.247cm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9" style:family="paragraph" style:parent-style-name="Standard" style:list-style-name="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20" style:family="paragraph" style:parent-style-name="Standard">
      <style:paragraph-properties fo:line-height="150%"/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line-height="150%" fo:text-align="center" style:justify-single-word="false"/>
    </style:style>
    <style:style style:name="P23" style:family="paragraph" style:parent-style-name="Standard" style:list-style-name="">
      <style:paragraph-properties style:text-autospace="none"/>
      <style:text-properties style:font-name="Courier New1" fo:font-size="9pt" style:font-size-asian="9pt" style:font-size-complex="9pt"/>
    </style:style>
    <style:style style:name="P24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25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6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P27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P28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4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name-asian="Consolas" style:font-size-asian="14pt" style:font-name-complex="Consolas" style:font-size-complex="14pt"/>
    </style:style>
    <style:style style:name="T7" style:family="text"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T8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T10" style:family="text">
      <style:text-properties fo:color="#000000" style:font-name="Times New Roman" fo:font-size="14pt" fo:language="ru" fo:country="RU" style:font-name-asian="Segoe UI1" style:font-size-asian="14pt" style:font-name-complex="Segoe UI1" style:font-size-complex="14pt"/>
    </style:style>
    <style:style style:name="T11" style:family="text">
      <style:text-properties fo:color="#000000" fo:font-size="9.5pt" style:font-name-asian="Consolas" style:font-size-asian="9.5pt" style:font-name-complex="Consolas" style:font-size-complex="9.5pt"/>
    </style:style>
    <style:style style:name="T1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000000" style:font-name-asian="Consolas" style:font-name-complex="Consolas"/>
    </style:style>
    <style:style style:name="T14" style:family="text">
      <style:text-properties fo:color="#000000" style:font-name="Times New Roman" fo:font-size="14pt" fo:language="ru" fo:country="RU" style:font-name-asian="Segoe UI1" style:font-size-asian="14pt" style:font-name-complex="Segoe UI1" style:font-size-complex="14pt"/>
    </style:style>
    <style:style style:name="T15" style:family="text">
      <style:text-properties fo:color="#000000" fo:language="en" fo:country="US" style:font-name-asian="Consolas" style:font-name-complex="Consolas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weight-complex="bold"/>
    </style:style>
    <style:style style:name="T18" style:family="text">
      <style:text-properties fo:color="#0000ff" fo:font-size="9.5pt" style:font-name-asian="Consolas" style:font-size-asian="9.5pt" style:font-name-complex="Consolas" style:font-size-complex="9.5pt"/>
    </style:style>
    <style:style style:name="T19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0" style:family="text">
      <style:text-properties fo:color="#0000ff" fo:language="en" fo:country="US"/>
    </style:style>
    <style:style style:name="T21" style:family="text">
      <style:text-properties fo:color="#0000ff" style:font-name-asian="Consolas" style:font-name-complex="Consolas"/>
    </style:style>
    <style:style style:name="T22" style:family="text">
      <style:text-properties fo:color="#0000ff" style:font-name="Courier New1" fo:font-size="9pt" fo:language="en" fo:country="US" style:font-name-asian="Consolas" style:font-size-asian="9pt" style:font-name-complex="Consolas" style:font-size-complex="9pt"/>
    </style:style>
    <style:style style:name="T23" style:family="text">
      <style:text-properties fo:language="ru" fo:country="RU"/>
    </style:style>
    <style:style style:name="T24" style:family="text">
      <style:text-properties style:font-name="Times New Roman"/>
    </style:style>
    <style:style style:name="T25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6" style:family="text">
      <style:text-properties fo:color="#008000" fo:font-size="9.5pt" style:font-name-asian="Consolas" style:font-size-asian="9.5pt" style:font-name-complex="Consolas" style:font-size-complex="9.5pt"/>
    </style:style>
    <style:style style:name="T27" style:family="text">
      <style:text-properties fo:color="#008000" style:font-name-asian="Consolas" style:font-name-complex="Consolas"/>
    </style:style>
    <style:style style:name="T28" style:family="text">
      <style:text-properties style:font-name="Consolas" fo:font-size="9.5pt" fo:language="en" fo:country="US" style:font-size-asian="9.5pt" style:font-size-complex="9.5pt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language="en" fo:country="US"/>
    </style:style>
    <style:style style:name="T31" style:family="text">
      <style:text-properties style:font-weight-complex="bold"/>
    </style:style>
    <style:style style:name="T3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3" style:family="text">
      <style:text-properties fo:color="#a31515" fo:font-size="9.5pt" style:font-name-asian="Consolas" style:font-size-asian="9.5pt" style:font-name-complex="Consolas" style:font-size-complex="9.5pt"/>
    </style:style>
    <style:style style:name="T34" style:family="text">
      <style:text-properties fo:color="#a31515" style:font-name-asian="Consolas" style:font-name-complex="Consolas"/>
    </style:style>
    <style:style style:name="T35" style:family="text">
      <style:text-properties style:font-name="Cous" fo:font-size="9.5pt" fo:language="en" fo:country="US" style:font-size-asian="9.5pt" style:font-size-complex="9.5pt"/>
    </style:style>
    <style:style style:name="T36" style:family="text">
      <style:text-properties style:font-name="Courier New1"/>
    </style:style>
    <style:style style:name="T37" style:family="text">
      <style:text-properties style:font-name="Courier New1" fo:font-size="9.5pt" fo:language="en" fo:country="US" style:font-size-asian="9.5pt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 </text:p>
      <text:p text:style-name="P10">Федеральное государственное бюджетное образовательное учреждение </text:p>
      <text:p text:style-name="P10">высшего образования «Тульский государственный университет» </text:p>
      <text:p text:style-name="P10">Кафедра вычислительной техники </text:p>
      <text:p text:style-name="P10"/>
      <text:p text:style-name="P10">Отчет по ла<text:span text:style-name="T24">бораторной работе №</text:span><text:span text:style-name="T30">8</text:span></text:p>
      <text:p text:style-name="P25"><text:bookmark text:name="_Toc18424207"/><text:span text:style-name="T31">Визуальное проектирование программ в среде </text:span><text:span text:style-name="T17">Visual Studio</text:span><text:span text:style-name="T31">. </text:span>Организация системы ввода-вывода </text:p>
      <text:p text:style-name="P24"><text:s/>Язык С<text:span text:style-name="T16">#.</text:span></text:p>
      <text:p text:style-name="P28"/>
      <text:p text:style-name="P11"/>
      <text:p text:style-name="P15">Выполнил студент группы 220681</text:p>
      <text:p text:style-name="P15">Гришанов Александр Александрович</text:p>
      <text:p text:style-name="P15"/>
      <text:p text:style-name="P15">Провер<text:span text:style-name="T24">ил:</text:span></text:p>
      <text:p text:style-name="P16">Асс. Демидова Анастасия Владимировна</text:p>
      <text:p text:style-name="P16"/>
      <text:p text:style-name="P15"/>
      <text:p text:style-name="P14"/>
      <text:p text:style-name="P14"/>
      <text:p text:style-name="P14"/>
      <text:p text:style-name="P14"><text:s text:c="2"/></text:p>
      <text:p text:style-name="P10"/>
      <text:p text:style-name="P10"/>
      <text:p text:style-name="P10">Тула 2019</text:p>
      <text:p text:style-name="P12"><text:soft-page-break/>1. Цель <text:span text:style-name="T23">и задание </text:span>работы </text:p>
      <text:p text:style-name="P13"><text:span text:style-name="T7"><text:tab/></text:span><text:span text:style-name="T10">Изучить </text:span><text:span text:style-name="T10">системы ввода-вывода </text:span><text:span text:style-name="T10"><text:s/>в языке </text:span><text:span text:style-name="T7">C#</text:span><text:span text:style-name="T10">.</text:span></text:p>
      <text:p text:style-name="P26"/>
      <text:p text:style-name="P18">2. Алгоритмы</text:p>
      <text:p text:style-name="P1"><text:span text:style-name="T4">2.</text:span><text:span text:style-name="T5">2</text:span><text:span text:style-name="T4"> Алгоритмы:</text:span></text:p>
      <text:p text:style-name="P1"><text:span text:style-name="T1"><text:tab/></text:span><text:span text:style-name="T9">Используется классы </text:span><text:span text:style-name="T6">StreamWriter </text:span><text:span text:style-name="T9">и </text:span><text:span text:style-name="T6">StreamReader </text:span><text:span text:style-name="T9">для чтения</text:span><text:span text:style-name="T6">\ </text:span><text:span text:style-name="T9">записи содержимого файла и простейшие циклы для решения задач.</text:span></text:p>
      <text:p text:style-name="P8"><text:span text:style-name="T1"><text:tab/>2</text:span><text:span text:style-name="T4">.3 Тестирование:</text:span></text:p>
      <text:p text:style-name="P8"><text:span text:style-name="T1"><text:tab/><text:tab/></text:span><text:span text:style-name="T3">3.3.1 Тестирование программы для задачи 1</text:span></text:p>
      <text:p text:style-name="P17">Работает исправно, если вместо цифр не введены буквы</text:p>
      <text:p text:style-name="P3"><text:tab/></text:p>
      <text:p text:style-name="P5">Список литературы</text:p>
      <text:p text:style-name="P8"><text:span text:style-name="T1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1">;</text:span></text:p>
      <text:p text:style-name="P3">2. Методические указания к лабораторным работам(Электронное пособие).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Приложения</text:p>
      <text:p text:style-name="P4">Приложение 1.1 </text:p>
      <text:p text:style-name="P2">Исходный код задания 1<text:span text:style-name="T22"> <text:s text:c="3"/></text:span></text:p>
      <text:p text:style-name="P23"><text:span text:style-name="T13"><text:s text:c="8"/></text:span><text:span text:style-name="T21">static</text:span><text:span text:style-name="T13"> </text:span><text:span text:style-name="T21">void</text:span><text:span text:style-name="T13"> Q1() <text:s text:c="7"/>{</text:span></text:p>
      <text:p text:style-name="P23"><text:span text:style-name="T13"><text:s text:c="12"/>Console.WriteLine(</text:span><text:span text:style-name="T34">"Последовательность цифр:"</text:span><text:span text:style-name="T13">);</text:span></text:p>
      <text:p text:style-name="P23"><text:span text:style-name="T13"><text:s text:c="12"/></text:span><text:span text:style-name="T21">string</text:span><text:span text:style-name="T13"> [] posl = Console.ReadLine().Split();</text:span></text:p>
      <text:p text:style-name="P23"><text:span text:style-name="T13"><text:s text:c="12"/>StreamWriter str = </text:span><text:span text:style-name="T21">new</text:span><text:span text:style-name="T13"> StreamWriter(</text:span><text:span text:style-name="T34">"txt1.txt"</text:span><text:span text:style-name="T13">);</text:span></text:p>
      <text:p text:style-name="P23"><text:span text:style-name="T13"><text:s text:c="12"/>Console.WriteLine(</text:span><text:span text:style-name="T34">"От и до?:"</text:span><text:span text:style-name="T13">);</text:span></text:p>
      <text:p text:style-name="P23"><text:span text:style-name="T13"><text:s text:c="12"/></text:span><text:span text:style-name="T21">int</text:span><text:span text:style-name="T13"> na4 = Convert.ToInt32(Console.ReadLine());</text:span></text:p>
      <text:p text:style-name="P23"><text:span text:style-name="T13"><text:s text:c="12"/></text:span><text:span text:style-name="T21">int</text:span><text:span text:style-name="T13"> kon = Convert.ToInt32(Console.ReadLine());</text:span></text:p>
      <text:p text:style-name="P23"><text:span text:style-name="T13"><text:s text:c="12"/></text:span><text:span text:style-name="T21">for</text:span><text:span text:style-name="T13">(</text:span><text:span text:style-name="T21">int</text:span><text:span text:style-name="T13"> i = na4; i &lt;= kon; i++) <text:s text:c="11"/>{</text:span></text:p>
      <text:p text:style-name="P19"><text:s text:c="16"/>str.Write(posl[i]); <text:s text:c="11"/>}</text:p>
      <text:p text:style-name="P19"><text:s text:c="12"/>str.Close(); <text:s text:c="7"/>}</text:p>
      <text:p text:style-name="P23"><text:span text:style-name="T13"><text:s text:c="8"/></text:span><text:span text:style-name="T21">static</text:span><text:span text:style-name="T13"> </text:span><text:span text:style-name="T21">void</text:span><text:span text:style-name="T13"> Q2() <text:s text:c="7"/>{</text:span></text:p>
      <text:p text:style-name="P23"><text:span text:style-name="T13"><text:s text:c="12"/>Console.WriteLine(</text:span><text:span text:style-name="T34">"Буква начала строки?:"</text:span><text:span text:style-name="T13">);</text:span></text:p>
      <text:p text:style-name="P23"><text:span text:style-name="T13"><text:s text:c="12"/>StreamReader str = </text:span><text:span text:style-name="T21">new</text:span><text:span text:style-name="T13"> StreamReader(</text:span><text:span text:style-name="T34">"txt2.txt"</text:span><text:span text:style-name="T13">);</text:span></text:p>
      <text:p text:style-name="P23"><text:span text:style-name="T13"><text:s text:c="12"/></text:span><text:span text:style-name="T21">string</text:span><text:span text:style-name="T13">[] textMass = str.ReadToEnd().Split(</text:span><text:span text:style-name="T34">'\r'</text:span><text:span text:style-name="T13">,</text:span><text:span text:style-name="T34">'\n'</text:span><text:span text:style-name="T13">);</text:span></text:p>
      <text:p text:style-name="P23"><text:span text:style-name="T13"><text:s text:c="12"/></text:span><text:span text:style-name="T21">char</text:span><text:span text:style-name="T13"> findCh = Convert.ToChar(Console.ReadLine());</text:span></text:p>
      <text:p text:style-name="P23"><text:span text:style-name="T13"><text:s text:c="12"/></text:span><text:span text:style-name="T21">for</text:span><text:span text:style-name="T13"> (</text:span><text:span text:style-name="T21">int</text:span><text:span text:style-name="T13"> i = 0; i &lt; textMass.Length;i++) <text:s text:c="11"/>{</text:span></text:p>
      <text:p text:style-name="P23"><text:span text:style-name="T13"><text:s text:c="16"/></text:span><text:span text:style-name="T21">if</text:span><text:span text:style-name="T13"> (textMass[i]!=</text:span><text:span text:style-name="T34">""</text:span><text:span text:style-name="T13"> &amp;&amp; textMass[i][0] == findCh) <text:s text:c="15"/>{</text:span></text:p>
      <text:p text:style-name="P23"><text:span text:style-name="T13"><text:s text:c="20"/>Console.WriteLine(textMass[i]);</text:span><text:span text:style-name="T21">break</text:span><text:span text:style-name="T13">;}} <text:s text:c="6"/></text:span></text:p>
      <text:p text:style-name="P23"><text:span text:style-name="T13"><text:s text:c="12"/>str.Close(); <text:s text:c="7"/>}</text:span></text:p>
      <text:p text:style-name="P4">Приложение 1.2</text:p>
      <text:p text:style-name="P2">Тест задания 1</text:p>
      <text:p text:style-name="P20"><draw:frame draw:style-name="fr1" draw:name="Графический объект1" text:anchor-type="paragraph" svg:x="1.503cm" svg:y="0.393cm" svg:width="5.106cm" svg:height="2.566cm" draw:z-index="0"><draw:image xlink:href="Pictures/20000007000013F300000A075242208C.svm" xlink:type="simple" xlink:show="embed" xlink:actuate="onLoad"/></draw:frame><draw:frame draw:style-name="fr1" draw:name="Графический объект2" text:anchor-type="paragraph" svg:x="7.759cm" svg:y="0.344cm" svg:width="4.658cm" svg:height="4.553cm" draw:z-index="1"><draw:image xlink:href="Pictures/2000000700001232000011C88318A0DE.svm" xlink:type="simple" xlink:show="embed" xlink:actuate="onLoad"/></draw:frame></text:p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s" svg:font-family="Cous"/>
    <style:font-face style:name="Mangal1" svg:font-family="Mangal"/>
    <style:font-face style:name="Segoe UI1" svg:font-family="'Segoe UI'"/>
    <style:font-face style:name="Tahoma" svg:font-family="Tahoma, 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46</meta:editing-cycles>
    <meta:print-date>2019-02-25T16:45:00</meta:print-date>
    <meta:creation-date>2019-04-02T15:10:00</meta:creation-date>
    <dc:date>2019-10-21T23:58:06.28</dc:date>
    <meta:editing-duration>PT6H1M34S</meta:editing-duration>
    <meta:generator>OpenOffice/4.1.6$Win32 OpenOffice.org_project/416m1$Build-9790</meta:generator>
    <meta:document-statistic meta:table-count="0" meta:image-count="2" meta:object-count="0" meta:page-count="3" meta:paragraph-count="49" meta:word-count="202" meta:character-count="20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